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66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977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1.065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5.237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3.013cm"/>
    </style:style>
    <style:style style:name="co15" style:family="table-column">
      <style:table-column-properties fo:break-before="auto" style:column-width="3.147cm"/>
    </style:style>
    <style:style style:name="co16" style:family="table-column">
      <style:table-column-properties fo:break-before="auto" style:column-width="3.35cm"/>
    </style:style>
    <style:style style:name="co17" style:family="table-column">
      <style:table-column-properties fo:break-before="auto" style:column-width="3.307cm"/>
    </style:style>
    <style:style style:name="co18" style:family="table-column">
      <style:table-column-properties fo:break-before="auto" style:column-width="3.219cm"/>
    </style:style>
    <style:style style:name="co19" style:family="table-column">
      <style:table-column-properties fo:break-before="auto" style:column-width="3.05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number-columns-repeated="2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999" table:default-cell-style-name="ce3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 table:number-columns-repeated="2"/>
          <table:table-cell table:style-name="ce11" table:formula="of:=MAX([.D3:.D27])" office:value-type="float" office:value="0.788686" calcext:value-type="float">
            <text:p>0.78868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Test Acc</text:p>
            <text:p>Run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 FCL</text:p>
          </table:table-cell>
          <table:table-cell table:style-name="ce1" office:value-type="string" calcext:value-type="string">
            <text:p>activation func</text:p>
            <text:p>CNN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2-21" calcext:value-type="date">
            <text:p>21/02/18</text:p>
          </table:table-cell>
          <table:table-cell table:style-name="ce2" table:number-columns-repeated="2"/>
          <table:table-cell table:style-name="ce8" table:formula="of:=AVERAGE([.E3:.G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2-23" calcext:value-type="date">
            <text:p>23/02/18</text:p>
          </table:table-cell>
          <table:table-cell table:style-name="ce2" table:number-columns-repeated="2"/>
          <table:table-cell table:formula="of:=AVERAGE([.E4:.G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2-23" calcext:value-type="date">
            <text:p>23/02/18</text:p>
          </table:table-cell>
          <table:table-cell table:style-name="ce2" table:number-columns-repeated="2"/>
          <table:table-cell table:style-name="ce5" table:formula="of:=AVERAGE([.E5:.G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2-24" calcext:value-type="date">
            <text:p>24/02/18</text:p>
          </table:table-cell>
          <table:table-cell table:style-name="ce2" table:number-columns-repeated="2"/>
          <table:table-cell table:style-name="ce5" table:formula="of:=AVERAGE([.E6:.G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2-24" calcext:value-type="date">
            <text:p>24/02/18</text:p>
          </table:table-cell>
          <table:table-cell table:style-name="ce2" table:number-columns-repeated="2"/>
          <table:table-cell table:formula="of:=AVERAGE([.E7:.G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2-25" calcext:value-type="date">
            <text:p>25/02/18</text:p>
          </table:table-cell>
          <table:table-cell table:style-name="ce2" table:number-columns-repeated="2"/>
          <table:table-cell table:formula="of:=AVERAGE([.E8:.G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2-26" calcext:value-type="date">
            <text:p>26/02/18</text:p>
          </table:table-cell>
          <table:table-cell table:style-name="ce2" table:number-columns-repeated="2"/>
          <table:table-cell table:style-name="ce5" table:formula="of:=AVERAGE([.E9:.G9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2-26" calcext:value-type="date">
            <text:p>26/02/18</text:p>
          </table:table-cell>
          <table:table-cell table:style-name="ce2" table:number-columns-repeated="2"/>
          <table:table-cell table:style-name="ce5" table:formula="of:=AVERAGE([.E10:.G10])" office:value-type="float" office:value="0.777504" calcext:value-type="float">
            <text:p>0.777504</text:p>
          </table:table-cell>
          <table:table-cell office:value-type="float" office:value="0.777504" calcext:value-type="float">
            <text:p>0.77750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2" calcext:value-type="date">
            <text:p>02/03/18</text:p>
          </table:table-cell>
          <table:table-cell table:style-name="ce2" table:number-columns-repeated="2"/>
          <table:table-cell table:style-name="ce5" table:formula="of:=AVERAGE([.E11:.G11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2" calcext:value-type="date">
            <text:p>02/03/18</text:p>
          </table:table-cell>
          <table:table-cell table:style-name="ce2" table:number-columns-repeated="2"/>
          <table:table-cell table:formula="of:=AVERAGE([.E12:.G12])" office:value-type="float" office:value="0.767472" calcext:value-type="float">
            <text:p>0.767472</text:p>
          </table:table-cell>
          <table:table-cell office:value-type="float" office:value="0.767472" calcext:value-type="float">
            <text:p>0.76747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2" calcext:value-type="date">
            <text:p>02/03/18</text:p>
          </table:table-cell>
          <table:table-cell table:style-name="ce2" table:number-columns-repeated="2"/>
          <table:table-cell table:formula="of:=AVERAGE([.E13:.G13])" office:value-type="float" office:value="0.761388" calcext:value-type="float">
            <text:p>0.761388</text:p>
          </table:table-cell>
          <table:table-cell office:value-type="float" office:value="0.761388" calcext:value-type="float">
            <text:p>0.7613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6" calcext:value-type="date">
            <text:p>06/03/18</text:p>
          </table:table-cell>
          <table:table-cell table:style-name="ce4" office:value-type="float" office:value="0.743021" calcext:value-type="float">
            <text:p>0.743021</text:p>
          </table:table-cell>
          <table:table-cell table:style-name="ce4"/>
          <table:table-cell table:formula="of:=AVERAGE([.E14:.G14])" office:value-type="float" office:value="0.744121" calcext:value-type="float">
            <text:p>0.744121</text:p>
          </table:table-cell>
          <table:table-cell office:value-type="float" office:value="0.744121" calcext:value-type="float">
            <text:p>0.74412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6" calcext:value-type="date">
            <text:p>06/03/18</text:p>
          </table:table-cell>
          <table:table-cell table:style-name="ce4" office:value-type="float" office:value="0.778654" calcext:value-type="float">
            <text:p>0.778654</text:p>
          </table:table-cell>
          <table:table-cell table:style-name="ce4"/>
          <table:table-cell table:style-name="ce5" table:formula="of:=AVERAGE([.E15:.G15])" office:value-type="float" office:value="0.78293" calcext:value-type="float">
            <text:p>0.78293</text:p>
          </table:table-cell>
          <table:table-cell office:value-type="float" office:value="0.78293" calcext:value-type="float">
            <text:p>0.782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 table:number-columns-repeated="1001"/>
        </table:table-row>
        <table:table-row table:style-name="ro3">
          <table:table-cell table:style-name="ce2" office:value-type="date" office:date-value="2018-03-07" calcext:value-type="date">
            <text:p>07/03/18</text:p>
          </table:table-cell>
          <table:table-cell office:value-type="float" office:value="0.773071" calcext:value-type="float">
            <text:p>0.773071</text:p>
          </table:table-cell>
          <table:table-cell/>
          <table:table-cell table:formula="of:=AVERAGE([.E16:.G16])" office:value-type="float" office:value="0.780628" calcext:value-type="float">
            <text:p>0.780628</text:p>
          </table:table-cell>
          <table:table-cell office:value-type="float" office:value="0.780628" calcext:value-type="float">
            <text:p>0.780628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7" calcext:value-type="date">
            <text:p>07/03/18</text:p>
          </table:table-cell>
          <table:table-cell office:value-type="float" office:value="0.742529" calcext:value-type="float">
            <text:p>0.742529</text:p>
          </table:table-cell>
          <table:table-cell/>
          <table:table-cell table:formula="of:=AVERAGE([.E17:.G17])" office:value-type="float" office:value="0.74593" calcext:value-type="float">
            <text:p>0.74593</text:p>
          </table:table-cell>
          <table:table-cell office:value-type="float" office:value="0.74593" calcext:value-type="float">
            <text:p>0.745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01" calcext:value-type="float">
            <text:p>0.0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7" calcext:value-type="date">
            <text:p>07/03/18</text:p>
          </table:table-cell>
          <table:table-cell office:value-type="float" office:value="0.655008" calcext:value-type="float">
            <text:p>0.655008</text:p>
          </table:table-cell>
          <table:table-cell/>
          <table:table-cell table:formula="of:=AVERAGE([.E18:.G18])" office:value-type="float" office:value="0.656635" calcext:value-type="float">
            <text:p>0.656635</text:p>
          </table:table-cell>
          <table:table-cell office:value-type="float" office:value="0.656635" calcext:value-type="float">
            <text:p>0.6566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6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6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8" calcext:value-type="date">
            <text:p>08/03/18</text:p>
          </table:table-cell>
          <table:table-cell office:value-type="float" office:value="0.677832" calcext:value-type="float">
            <text:p>0.677832</text:p>
          </table:table-cell>
          <table:table-cell/>
          <table:table-cell table:formula="of:=AVERAGE([.E19:.G19])" office:value-type="float" office:value="0.680645" calcext:value-type="float">
            <text:p>0.680645</text:p>
          </table:table-cell>
          <table:table-cell office:value-type="float" office:value="0.680645" calcext:value-type="float">
            <text:p>0.68064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8" calcext:value-type="date">
            <text:p>08/03/18</text:p>
          </table:table-cell>
          <table:table-cell office:value-type="float" office:value="0.672085" calcext:value-type="float">
            <text:p>0.672085</text:p>
          </table:table-cell>
          <table:table-cell/>
          <table:table-cell table:formula="of:=AVERAGE([.E20:.G20])" office:value-type="float" office:value="0.673409" calcext:value-type="float">
            <text:p>0.673409</text:p>
          </table:table-cell>
          <table:table-cell office:value-type="float" office:value="0.673409" calcext:value-type="float">
            <text:p>0.67340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office:value-type="float" office:value="0.780131" calcext:value-type="float">
            <text:p>0.780131</text:p>
          </table:table-cell>
          <table:table-cell/>
          <table:table-cell table:formula="of:=AVERAGE([.E21:.G21])" office:value-type="float" office:value="0.780135" calcext:value-type="float">
            <text:p>0.780135</text:p>
          </table:table-cell>
          <table:table-cell office:value-type="float" office:value="0.780135" calcext:value-type="float">
            <text:p>0.7801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office:value-type="float" office:value="0.779803" calcext:value-type="float">
            <text:p>0.779803</text:p>
          </table:table-cell>
          <table:table-cell/>
          <table:table-cell table:style-name="ce8" table:formula="of:=AVERAGE([.E22:.G22])" office:value-type="float" office:value="0.788686" calcext:value-type="float">
            <text:p>0.788686</text:p>
          </table:table-cell>
          <table:table-cell office:value-type="float" office:value="0.788686" calcext:value-type="float">
            <text:p>0.78868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office:value-type="float" office:value="0.773071" calcext:value-type="float">
            <text:p>0.773071</text:p>
          </table:table-cell>
          <table:table-cell/>
          <table:table-cell table:formula="of:=AVERAGE([.E23:.G23])" office:value-type="float" office:value="0.782273" calcext:value-type="float">
            <text:p>0.782273</text:p>
          </table:table-cell>
          <table:table-cell office:value-type="float" office:value="0.782273" calcext:value-type="float">
            <text:p>0.78227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30" calcext:value-type="float">
            <text:p>3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office:value-type="float" office:value="0.775041" calcext:value-type="float">
            <text:p>0.775041</text:p>
          </table:table-cell>
          <table:table-cell/>
          <table:table-cell table:formula="of:=AVERAGE([.E24:.G24])" office:value-type="float" office:value="0.784739" calcext:value-type="float">
            <text:p>0.784739</text:p>
          </table:table-cell>
          <table:table-cell office:value-type="float" office:value="0.784739" calcext:value-type="float">
            <text:p>0.78473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2" calcext:value-type="float">
            <text:p>22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office:value-type="float" office:value="0.774384" calcext:value-type="float">
            <text:p>0.774384</text:p>
          </table:table-cell>
          <table:table-cell/>
          <table:table-cell table:formula="of:=AVERAGE([.E25:.G25])" office:value-type="float" office:value="0.783095" calcext:value-type="float">
            <text:p>0.783095</text:p>
          </table:table-cell>
          <table:table-cell office:value-type="float" office:value="0.783095" calcext:value-type="float">
            <text:p>0.78309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8" calcext:value-type="float">
            <text:p>18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office:value-type="float" office:value="0.772906" calcext:value-type="float">
            <text:p>0.772906</text:p>
          </table:table-cell>
          <table:table-cell/>
          <table:table-cell table:formula="of:=AVERAGE([.E26:.G26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office:value-type="float" office:value="0.774698" calcext:value-type="float">
            <text:p>0.774698</text:p>
          </table:table-cell>
          <table:table-cell table:style-name="ce5"/>
          <table:table-cell table:formula="of:=AVERAGE([.E27:.G27])" office:value-type="float" office:value="0.779313" calcext:value-type="float">
            <text:p>0.779313</text:p>
          </table:table-cell>
          <table:table-cell office:value-type="float" office:value="0.779313" calcext:value-type="float">
            <text:p>0.77931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office:value-type="float" office:value="0.735468" calcext:value-type="float">
            <text:p>0.735468</text:p>
          </table:table-cell>
          <table:table-cell table:style-name="ce5"/>
          <table:table-cell table:formula="of:=AVERAGE([.E28:.G28])" office:value-type="float" office:value="0.737214" calcext:value-type="float">
            <text:p>0.737214</text:p>
          </table:table-cell>
          <table:table-cell office:value-type="float" office:value="0.737214" calcext:value-type="float">
            <text:p>0.73721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50" calcext:value-type="float">
            <text:p>50</text:p>
          </table:table-cell>
          <table:table-cell table:style-name="ce5" office:value-type="string" calcext:value-type="string">
            <text:p>[1,13,50,1]</text:p>
          </table:table-cell>
          <table:table-cell table:style-name="ce16" office:value-type="float" office:value="0.0001" calcext:value-type="float">
            <text:p>0.00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16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5" office:value-type="float" office:value="0.792118" calcext:value-type="float">
            <text:p>0.792118</text:p>
          </table:table-cell>
          <table:table-cell table:style-name="ce5"/>
          <table:table-cell table:style-name="ce12" table:formula="of:=AVERAGE([.E29:.G29])" office:value-type="float" office:value="0.79954" calcext:value-type="float">
            <text:p>0.79954</text:p>
          </table:table-cell>
          <table:table-cell office:value-type="float" office:value="0.79954" calcext:value-type="float">
            <text:p>0.7995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6" office:value-type="float" office:value="0.793268" calcext:value-type="float">
            <text:p>0.793268</text:p>
          </table:table-cell>
          <table:table-cell table:style-name="ce9"/>
          <table:table-cell table:formula="of:=AVERAGE([.E30:.G30])" office:value-type="float" office:value="0.787371" calcext:value-type="float">
            <text:p>0.787371</text:p>
          </table:table-cell>
          <table:table-cell office:value-type="float" office:value="0.787371" calcext:value-type="float">
            <text:p>0.78737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09" calcext:value-type="date">
            <text:p>09/03/18</text:p>
          </table:table-cell>
          <table:table-cell table:style-name="ce5" office:value-type="float" office:value="0.789984" calcext:value-type="float">
            <text:p>0.789984</text:p>
          </table:table-cell>
          <table:table-cell table:style-name="ce5"/>
          <table:table-cell table:formula="of:=AVERAGE([.E31:.G31])" office:value-type="float" office:value="0.794606" calcext:value-type="float">
            <text:p>0.794606</text:p>
          </table:table-cell>
          <table:table-cell office:value-type="float" office:value="0.794606" calcext:value-type="float">
            <text:p>0.79460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5" calcext:value-type="float">
            <text:p>25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12" calcext:value-type="date">
            <text:p>12/03/18</text:p>
          </table:table-cell>
          <table:table-cell table:style-name="ce7" office:value-type="float" office:value="0.792282" calcext:value-type="float">
            <text:p>0.792282</text:p>
          </table:table-cell>
          <table:table-cell table:style-name="ce5"/>
          <table:table-cell table:style-name="ce8" table:formula="of:=AVERAGE([.E32:.G32])" office:value-type="float" office:value="0.797731" calcext:value-type="float">
            <text:p>0.797731</text:p>
          </table:table-cell>
          <table:table-cell office:value-type="float" office:value="0.797731" calcext:value-type="float">
            <text:p>0.79773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5" calcext:value-type="float">
            <text:p>5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1-03-39</text:p>
          </table:table-cell>
          <table:table-cell table:number-columns-repeated="2"/>
          <table:table-cell office:value-type="string" calcext:value-type="string">
            <text:p>AM FCL = Linear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2" calcext:value-type="date">
            <text:p>12/03/18</text:p>
          </table:table-cell>
          <table:table-cell office:value-type="float" office:value="0.790476" calcext:value-type="float">
            <text:p>0.790476</text:p>
          </table:table-cell>
          <table:table-cell table:style-name="ce5"/>
          <table:table-cell table:style-name="ce13" table:formula="of:=AVERAGE([.E33:.G33])" office:value-type="float" office:value="0.799704" calcext:value-type="float">
            <text:p>0.799704</text:p>
          </table:table-cell>
          <table:table-cell office:value-type="float" office:value="0.799704" calcext:value-type="float">
            <text:p>0.79970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2-00-43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12" calcext:value-type="date">
            <text:p>12/03/18</text:p>
          </table:table-cell>
          <table:table-cell office:value-type="float" office:value="0.785386" calcext:value-type="float">
            <text:p>0.785386</text:p>
          </table:table-cell>
          <table:table-cell table:style-name="ce5"/>
          <table:table-cell table:style-name="ce12" table:formula="of:=AVERAGE([.E34:.G34])" office:value-type="float" office:value="0.794771" calcext:value-type="float">
            <text:p>0.794771</text:p>
          </table:table-cell>
          <table:table-cell office:value-type="float" office:value="0.794771" calcext:value-type="float">
            <text:p>0.79477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4-20-43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12" calcext:value-type="date">
            <text:p>12/03/18</text:p>
          </table:table-cell>
          <table:table-cell table:style-name="ce7" office:value-type="float" office:value="0.792611" calcext:value-type="float">
            <text:p>0.792611</text:p>
          </table:table-cell>
          <table:table-cell table:style-name="ce5"/>
          <table:table-cell table:style-name="ce8" table:formula="of:=AVERAGE([.E35:.G35])" office:value-type="float" office:value="0.789344" calcext:value-type="float">
            <text:p>0.789344</text:p>
          </table:table-cell>
          <table:table-cell office:value-type="float" office:value="0.789344" calcext:value-type="float">
            <text:p>0.7893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 office:value-type="string" calcext:value-type="string">
            <text:p>TanH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5"/>
          <table:table-cell table:style-name="ce8"/>
          <table:table-cell table:number-columns-repeated="1020"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0"/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</text:p>
          </table:table-cell>
          <table:table-cell table:style-name="ce1" office:value-type="string" calcext:value-type="string">
            <text:p>activation func</text:p>
            <text:p>LM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999"/>
        </table:table-row>
        <table:table-row table:style-name="ro3">
          <table:table-cell table:style-name="ce2" office:value-type="date" office:date-value="2018-03-12" calcext:value-type="date">
            <text:p>12/03/18</text:p>
          </table:table-cell>
          <table:table-cell office:value-type="float" office:value="0.789491" calcext:value-type="float">
            <text:p>0.789491</text:p>
          </table:table-cell>
          <table:table-cell table:style-name="ce5"/>
          <table:table-cell table:style-name="ce8" table:formula="of:=AVERAGE([.E38:.G38])" office:value-type="float" office:value="0.795922" calcext:value-type="float">
            <text:p>0.795922</text:p>
          </table:table-cell>
          <table:table-cell office:value-type="float" office:value="0.795922" calcext:value-type="float">
            <text:p>0.795922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5-43-53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office:value-type="float" office:value="0.7867" calcext:value-type="float">
            <text:p>0.7867</text:p>
          </table:table-cell>
          <table:table-cell table:style-name="ce5"/>
          <table:table-cell table:style-name="ce8" table:formula="of:=AVERAGE([.E39:.G39])" office:value-type="float" office:value="0.788357" calcext:value-type="float">
            <text:p>0.788357</text:p>
          </table:table-cell>
          <table:table-cell office:value-type="float" office:value="0.788357" calcext:value-type="float">
            <text:p>0.78835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Relu</text:p>
          </table:table-cell>
          <table:table-cell table:style-name="ce16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09-56-29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table:style-name="ce8" office:value-type="float" office:value="0.792611" calcext:value-type="float">
            <text:p>0.792611</text:p>
          </table:table-cell>
          <table:table-cell table:style-name="ce8"/>
          <table:table-cell table:style-name="ce8" table:formula="of:=AVERAGE([.E40:.G40])" office:value-type="float" office:value="0.792468" calcext:value-type="float">
            <text:p>0.792468</text:p>
          </table:table-cell>
          <table:table-cell office:value-type="float" office:value="0.792468" calcext:value-type="float">
            <text:p>0.792468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16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14-43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office:value-type="float" office:value="0.77931" calcext:value-type="float">
            <text:p>0.77931</text:p>
          </table:table-cell>
          <table:table-cell table:style-name="ce5"/>
          <table:table-cell table:style-name="ce8" table:formula="of:=AVERAGE([.E41:.G41])" office:value-type="float" office:value="0.787699" calcext:value-type="float">
            <text:p>0.787699</text:p>
          </table:table-cell>
          <table:table-cell office:value-type="float" office:value="0.787699" calcext:value-type="float">
            <text:p>0.78769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number-columns-repeated="2" table:style-name="ce16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42-24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office:value-type="float" office:value="0.780131" calcext:value-type="float">
            <text:p>0.780131</text:p>
          </table:table-cell>
          <table:table-cell table:style-name="ce5"/>
          <table:table-cell table:style-name="ce8" table:formula="of:=AVERAGE([.E42:.G42])" office:value-type="float" office:value="0.791317" calcext:value-type="float">
            <text:p>0.791317</text:p>
          </table:table-cell>
          <table:table-cell office:value-type="float" office:value="0.791317" calcext:value-type="float">
            <text:p>0.79131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 office:value-type="string" calcext:value-type="string">
            <text:p>TanH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5-55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table:style-name="ce6" office:value-type="float" office:value="0.799343" calcext:value-type="float">
            <text:p>0.799343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AVERAGE([.E43:.G43])" office:value-type="float" office:value="0.802389666666667" calcext:value-type="float">
            <text:p>0.8023897</text:p>
          </table:table-cell>
          <table:table-cell office:value-type="float" office:value="0.801348" calcext:value-type="float">
            <text:p>0.801348</text:p>
          </table:table-cell>
          <table:table-cell office:value-type="float" office:value="0.804966" calcext:value-type="float">
            <text:p>0.804966</text:p>
          </table:table-cell>
          <table:table-cell office:value-type="float" office:value="0.800855" calcext:value-type="float">
            <text:p>0.800855</text:p>
          </table:table-cell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16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6-17</text:p>
          </table:table-cell>
          <table:table-cell office:value-type="string" calcext:value-type="string">
            <text:p>18-03-15-20-40-07</text:p>
          </table:table-cell>
          <table:table-cell office:value-type="string" calcext:value-type="string">
            <text:p>18-03-15-10-54-35</text:p>
          </table:table-cell>
          <table:table-cell table:number-columns-repeated="1000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table:style-name="ce5" office:value-type="float" office:value="0.795402" calcext:value-type="float">
            <text:p>0.795402</text:p>
          </table:table-cell>
          <table:table-cell table:style-name="ce5" office:value-type="float" office:value="2" calcext:value-type="float">
            <text:p>2</text:p>
          </table:table-cell>
          <table:table-cell table:style-name="ce8" table:formula="of:=AVERAGE([.E44:.G44])" office:value-type="float" office:value="0.7969085" calcext:value-type="float">
            <text:p>0.7969085</text:p>
          </table:table-cell>
          <table:table-cell office:value-type="float" office:value="0.796744" calcext:value-type="float">
            <text:p>0.796744</text:p>
          </table:table-cell>
          <table:table-cell office:value-type="float" office:value="0.797073" calcext:value-type="float">
            <text:p>0.797073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 office:value-type="string" calcext:value-type="string">
            <text:p>Sigmoid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02</text:p>
          </table:table-cell>
          <table:table-cell office:value-type="string" calcext:value-type="string">
            <text:p>18-03-15-20-41-37</text:p>
          </table:table-cell>
          <table:table-cell table:number-columns-repeated="1001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office:value-type="float" office:value="0.789819" calcext:value-type="float">
            <text:p>0.789819</text:p>
          </table:table-cell>
          <table:table-cell table:style-name="ce5"/>
          <table:table-cell table:style-name="ce8" table:formula="of:=AVERAGE([.E45:.G45])" office:value-type="float" office:value="0.792633" calcext:value-type="float">
            <text:p>0.792633</text:p>
          </table:table-cell>
          <table:table-cell office:value-type="float" office:value="0.792633" calcext:value-type="float">
            <text:p>0.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 office:value-type="string" calcext:value-type="string">
            <text:p>Relu</text:p>
          </table:table-cell>
          <table:table-cell table:style-name="ce16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45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13" calcext:value-type="date">
            <text:p>13/03/18</text:p>
          </table:table-cell>
          <table:table-cell table:style-name="ce8" office:value-type="float" office:value="0.795238" calcext:value-type="float">
            <text:p>0.795238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AVERAGE([.E46:.G46])" office:value-type="float" office:value="0.7980595" calcext:value-type="float">
            <text:p>0.7980595</text:p>
          </table:table-cell>
          <table:table-cell office:value-type="float" office:value="0.797073" calcext:value-type="float">
            <text:p>0.797073</text:p>
          </table:table-cell>
          <table:table-cell office:value-type="float" office:value="0.799046" calcext:value-type="float">
            <text:p>0.799046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 office:value-type="string" calcext:value-type="string">
            <text:p>Sigmoid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8-16</text:p>
          </table:table-cell>
          <table:table-cell office:value-type="string" calcext:value-type="string">
            <text:p>18-03-15-20-43-11</text:p>
          </table:table-cell>
          <table:table-cell table:number-columns-repeated="1001"/>
        </table:table-row>
        <table:table-row table:style-name="ro3">
          <table:table-cell table:style-name="ce2" office:value-type="date" office:date-value="2018-03-14" calcext:value-type="date">
            <text:p>14/03/18</text:p>
          </table:table-cell>
          <table:table-cell office:value-type="float" office:value="0.787192" calcext:value-type="float">
            <text:p>0.787192</text:p>
          </table:table-cell>
          <table:table-cell/>
          <table:table-cell table:formula="of:=AVERAGE([.E47:.G47])" office:value-type="float" office:value="0.792633" calcext:value-type="float">
            <text:p>0.792633</text:p>
          </table:table-cell>
          <table:table-cell office:value-type="float" office:value="0.792633" calcext:value-type="float">
            <text:p>0.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 office:value-type="string" calcext:value-type="string">
            <text:p>TanH</text:p>
          </table:table-cell>
          <table:table-cell table:style-name="ce16" office:value-type="string" calcext:value-type="string">
            <text:p>Relu</text:p>
          </table:table-cell>
          <table:table-cell table:style-name="ce16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5-51-04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14" calcext:value-type="date">
            <text:p>14/03/18</text:p>
          </table:table-cell>
          <table:table-cell office:value-type="float" office:value="0.737767" calcext:value-type="float">
            <text:p>0.737767</text:p>
          </table:table-cell>
          <table:table-cell/>
          <table:table-cell table:formula="of:=AVERAGE([.E48:.G48])" office:value-type="float" office:value="0.737379" calcext:value-type="float">
            <text:p>0.737379</text:p>
          </table:table-cell>
          <table:table-cell office:value-type="float" office:value="0.737379" calcext:value-type="float">
            <text:p>0.73737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table:style-name="ce16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6-01-47</text:p>
          </table:table-cell>
          <table:table-cell table:number-columns-repeated="1002"/>
        </table:table-row>
        <table:table-row table:style-name="ro3">
          <table:table-cell table:style-name="ce2" office:value-type="date" office:date-value="2018-03-15" calcext:value-type="date">
            <text:p>15/03/18</text:p>
          </table:table-cell>
          <table:table-cell table:style-name="ce7" office:value-type="float" office:value="0.798522" calcext:value-type="float">
            <text:p>0.798522</text:p>
          </table:table-cell>
          <table:table-cell office:value-type="float" office:value="1" calcext:value-type="float">
            <text:p>1</text:p>
          </table:table-cell>
          <table:table-cell table:style-name="ce12" table:formula="of:=AVERAGE([.E49:.G49])" office:value-type="float" office:value="0.802911" calcext:value-type="float">
            <text:p>0.802911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803322" calcext:value-type="float">
            <text:p>0.803322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table:style-name="ce16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110" calcext:value-type="float">
            <text:p>110</text:p>
          </table:table-cell>
          <table:table-cell table:style-name="ce16" office:value-type="string" calcext:value-type="string">
            <text:p>110;110;110;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5-20-53-13</text:p>
          </table:table-cell>
          <table:table-cell office:value-type="string" calcext:value-type="string">
            <text:p>18-03-16-09-55-28</text:p>
          </table:table-cell>
          <table:table-cell table:number-columns-repeated="1001"/>
        </table:table-row>
        <table:table-row table:style-name="ro3">
          <table:table-cell table:style-name="ce2" office:value-type="date" office:date-value="2018-03-15" calcext:value-type="date">
            <text:p>15/03/18</text:p>
          </table:table-cell>
          <table:table-cell table:style-name="ce5" office:value-type="float" office:value="0.797701" calcext:value-type="float">
            <text:p>0.797701</text:p>
          </table:table-cell>
          <table:table-cell office:value-type="float" office:value="2" calcext:value-type="float">
            <text:p>2</text:p>
          </table:table-cell>
          <table:table-cell table:style-name="ce13" table:formula="of:=AVERAGE([.E50:.G50])" office:value-type="float" office:value="0.8032395" calcext:value-type="float">
            <text:p>0.8032395</text:p>
          </table:table-cell>
          <table:table-cell office:value-type="float" office:value="0.805295" calcext:value-type="float">
            <text:p>0.805295</text:p>
          </table:table-cell>
          <table:table-cell office:value-type="float" office:value="0.801184" calcext:value-type="float">
            <text:p>0.801184</text:p>
          </table:table-cell>
          <table:table-cell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90;90;90;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5-20-53-51</text:p>
          </table:table-cell>
          <table:table-cell office:value-type="string" calcext:value-type="string">
            <text:p>18-03-16-09-56-35</text:p>
          </table:table-cell>
          <table:table-cell table:number-columns-repeated="1001"/>
        </table:table-row>
        <table:table-row table:style-name="ro3">
          <table:table-cell table:style-name="ce2" office:value-type="date" office:date-value="2018-03-16" calcext:value-type="date">
            <text:p>16/03/18</text:p>
          </table:table-cell>
          <table:table-cell table:style-name="ce7" office:value-type="float" office:value="0.798686" calcext:value-type="float">
            <text:p>0.798686</text:p>
          </table:table-cell>
          <table:table-cell/>
          <table:table-cell table:formula="of:=AVERAGE([.E51:.G51])" office:value-type="float" office:value="0.800033" calcext:value-type="float">
            <text:p>0.800033</text:p>
          </table:table-cell>
          <table:table-cell office:value-type="float" office:value="0.800033" calcext:value-type="float">
            <text:p>0.8000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style-name="ce16" office:value-type="string" calcext:value-type="string">
            <text:p>200;200;200;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6-09-59-07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formula="of:=AVERAGE([.E52:.G52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AVERAGE([.E53:.G53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AVERAGE([.E54:.G54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AVERAGE([.E55:.G55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AVERAGE([.E56:.G56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AVERAGE([.E57:.G57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09:14:39.4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10:55:59.516000000</dc:date>
    <meta:editing-duration>P1DT3H6S</meta:editing-duration>
    <meta:editing-cycles>245</meta:editing-cycles>
    <meta:generator>LibreOffice/4.3.7.2$Windows_x86 LibreOffice_project/8a35821d8636a03b8bf4e15b48f59794652c68ba</meta:generator>
    <meta:document-statistic meta:table-count="1" meta:cell-count="928" meta:object-count="0"/>
  </office:meta>
</office:document-meta>
</file>